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5pt" officeooo:rsid="0018c9c4" officeooo:paragraph-rsid="0018c9c4" style:font-size-asian="13.1000003814697pt" style:font-size-complex="15pt"/>
    </style:style>
    <style:style style:name="P2" style:family="paragraph" style:parent-style-name="Standard">
      <style:text-properties style:font-name="Times New Roman" fo:font-size="15pt" officeooo:rsid="00197a19" officeooo:paragraph-rsid="00197a19" style:font-size-asian="13.1000003814697pt" style:font-size-complex="15pt"/>
    </style:style>
    <style:style style:name="P3" style:family="paragraph" style:parent-style-name="Standard">
      <style:text-properties style:font-name="Times New Roman" fo:font-size="15pt" officeooo:rsid="0018c9c4" officeooo:paragraph-rsid="001bfdcc" style:font-size-asian="13.1000003814697pt" style:font-size-complex="15pt"/>
    </style:style>
    <style:style style:name="P4" style:family="paragraph" style:parent-style-name="Standard">
      <style:text-properties style:font-name="Times New Roman" fo:font-size="15pt" officeooo:rsid="0018c9c4" officeooo:paragraph-rsid="0018c9c4" style:font-size-asian="13.1000003814697pt" style:font-size-complex="15pt"/>
    </style:style>
    <style:style style:name="P5" style:family="paragraph" style:parent-style-name="Standard">
      <style:text-properties style:font-name="Times New Roman" fo:font-size="15pt" officeooo:rsid="00197a19" officeooo:paragraph-rsid="00197a19" style:font-size-asian="13.1000003814697pt" style:font-size-complex="15pt"/>
    </style:style>
    <style:style style:name="P6" style:family="paragraph" style:parent-style-name="Standard">
      <style:text-properties style:font-name="Times New Roman" fo:font-size="15pt" officeooo:rsid="00197a19" officeooo:paragraph-rsid="001c9473" style:font-size-asian="13.1000003814697pt" style:font-size-complex="15pt"/>
    </style:style>
    <style:style style:name="T1" style:family="text">
      <style:text-properties officeooo:rsid="00197a19"/>
    </style:style>
    <style:style style:name="T2" style:family="text">
      <style:text-properties style:text-position="super 58%"/>
    </style:style>
    <style:style style:name="T3" style:family="text">
      <style:text-properties officeooo:rsid="001bfdcc"/>
    </style:style>
    <style:style style:name="T4" style:family="text">
      <style:text-properties officeooo:rsid="001c9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rom: <text:s text:c="5"/>Mr. Sharanabasappa T Mural</text:p>
      <text:p text:style-name="P3"><text:s text:c="15"/>ASO, National <text:span text:style-name="T3">C</text:span>ollege, <text:span text:style-name="T3">Metro </text:span></text:p>
      <text:p text:style-name="P3"><text:span text:style-name="T3"><text:s text:c="15"/>Station, </text:span>BMRCL, Bangalore</text:p>
      <text:p text:style-name="P1"/>
      <text:p text:style-name="P1">To: <text:s text:c="8"/>The Chief General Manager</text:p>
      <text:p text:style-name="P1"><text:s text:c="15"/>BMRCL, Shantinagar, <text:span text:style-name="T3">Bangalore</text:span></text:p>
      <text:p text:style-name="P1"/>
      <text:p text:style-name="P1">Subject: <text:s/>Request for posting to the nearest Metro station</text:p>
      <text:p text:style-name="P1"/>
      <text:p text:style-name="P1">Respected sir,</text:p>
      <text:p text:style-name="P1"><text:s text:c="2"/></text:p>
      <text:p text:style-name="P1">1. Reference BMRCL/234/ASO/O&amp;M/2021/5059 date 04-07-22 and</text:p>
      <text:p text:style-name="P3"><text:s text:c="4"/>BMRCL/578/2022/SB/6294/date 29-07-22 P.O No <text:span text:style-name="T3">BMRCL/O&amp;M/CSO/2022 <text:s text:c="2"/></text:span></text:p>
      <text:p text:style-name="P3"><text:s text:c="4"/><text:span text:style-name="T3">date 04-08-2022.</text:span></text:p>
      <text:p text:style-name="P3">2. I have <text:span text:style-name="T3">joined</text:span> as <text:span text:style-name="T3">ASO </text:span>on 29-07-2<text:span text:style-name="T3">02</text:span>2 <text:span text:style-name="T3">E</text:span>ID No 21931, presently I’<text:span text:style-name="T3">m</text:span></text:p>
      <text:p text:style-name="P1"><text:s text:c="4"/>working in National <text:span text:style-name="T3">C</text:span>ollege <text:span text:style-name="T3">M</text:span>etro <text:span text:style-name="T3">S</text:span>tation as per the above posting </text:p>
      <text:p text:style-name="P1"><text:s text:c="4"/>order.</text:p>
      <text:p text:style-name="P1">3. <text:span text:style-name="T1">I’m facing difficulty to travel </text:span><text:span text:style-name="T4">for </text:span><text:span text:style-name="T1">such a long distance, as I live in</text:span></text:p>
      <text:p text:style-name="P1"><text:s text:c="4"/><text:span text:style-name="T1">Kavalbyrasandra which is near to R.T.Nagar. So, I’m requesting you</text:span></text:p>
      <text:p text:style-name="P1"><text:s text:c="4"/><text:span text:style-name="T1">to transfer me to Sandal </text:span><text:span text:style-name="T3">S</text:span><text:span text:style-name="T1">oap </text:span><text:span text:style-name="T3">M</text:span><text:span text:style-name="T1">etro </text:span><text:span text:style-name="T3">S</text:span><text:span text:style-name="T1">tation so that it will be convenient</text:span></text:p>
      <text:p text:style-name="P1"><text:s text:c="4"/><text:span text:style-name="T1">for me to travel </text:span><text:span text:style-name="T4">and perform my duty.</text:span></text:p>
      <text:p text:style-name="P1"/>
      <text:p text:style-name="P2"/>
      <text:p text:style-name="P2"/>
      <text:p text:style-name="P2">Address:- No 116, 1<text:span text:style-name="T2">st</text:span> <text:span text:style-name="T4">M</text:span>ain <text:span text:style-name="T4">R</text:span>oad, </text:p>
      <text:p text:style-name="P2"><text:s text:c="16"/>3<text:span text:style-name="T2">rd</text:span> <text:span text:style-name="T4">C</text:span>ross, Modi Garden,</text:p>
      <text:p text:style-name="P2"><text:s text:c="16"/>J.C.Nagar-<text:span text:style-name="T4">P</text:span>ost <text:span text:style-name="T4">B</text:span>’lore-560006</text:p>
      <text:p text:style-name="P6"><text:s text:c="90"/></text:p>
      <text:p text:style-name="P6"><text:s text:c="53"/><text:tab/><text:tab/><text:tab/>Yours Sincerely,</text:p>
      <text:p text:style-name="P2"/>
      <text:p text:style-name="P2"/>
      <text:p text:style-name="P2"/>
      <text:p text:style-name="P2"/>
      <text:p text:style-name="P2"><text:span text:style-name="T4">Date: 13-09-22 <text:s text:c="57"/>Sharanabasappa T Mura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3T09:53:39.691000000</dc:date>
    <meta:editing-duration>PT8M2S</meta:editing-duration>
    <meta:editing-cycles>2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24" meta:word-count="135" meta:character-count="1202" meta:non-whitespace-character-count="759"/>
  </office:meta>
</office:document-meta>
</file>